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JetBrains Mono" svg:font-family="'JetBrains Mono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1fd24" officeooo:paragraph-rsid="0001fd24"/>
    </style:style>
    <style:style style:name="P2" style:family="paragraph" style:parent-style-name="Standard">
      <style:paragraph-properties fo:text-align="start" style:justify-single-word="false"/>
      <style:text-properties officeooo:paragraph-rsid="0009f24f"/>
    </style:style>
    <style:style style:name="P3" style:family="paragraph" style:parent-style-name="Standard">
      <style:paragraph-properties fo:text-align="center" style:justify-single-word="false"/>
      <style:text-properties fo:font-size="18pt" officeooo:rsid="0001fd24" officeooo:paragraph-rsid="0001fd24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0pt" officeooo:rsid="0001fd24" officeooo:paragraph-rsid="0001fd24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10pt" officeooo:rsid="0001fd24" officeooo:paragraph-rsid="00044ee5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0pt" fo:font-style="italic" fo:font-weight="bold" officeooo:rsid="0001fd24" officeooo:paragraph-rsid="0001fd24" style:font-size-asian="10pt" style:font-style-asian="italic" style:font-weight-asian="bold" style:font-size-complex="10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0pt" fo:font-weight="normal" officeooo:rsid="00086a20" officeooo:paragraph-rsid="00086a20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0pt" fo:font-weight="normal" officeooo:rsid="0009f24f" officeooo:paragraph-rsid="0009f24f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0pt" fo:font-weight="normal" officeooo:rsid="000b5f21" officeooo:paragraph-rsid="000b5f21" style:font-size-asian="8.75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c3e" officeooo:paragraph-rsid="0007ee07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2pt" fo:font-weight="bold" officeooo:rsid="0001fd24" officeooo:paragraph-rsid="0001fd24" fo:background-color="#d4ea6b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2pt" officeooo:paragraph-rsid="00044ee5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fo:font-size="11pt" fo:font-weight="bold" officeooo:rsid="0001fd24" officeooo:paragraph-rsid="00044ee5" fo:background-color="#ffff00" style:font-size-asian="11pt" style:font-weight-asian="bold" style:font-size-complex="11pt" style:font-weight-complex="bold"/>
    </style:style>
    <style:style style:name="P14" style:family="paragraph" style:parent-style-name="Standard">
      <style:paragraph-properties fo:text-align="end" style:justify-single-word="false"/>
      <style:text-properties fo:font-size="6pt" officeooo:rsid="0001fd24" officeooo:paragraph-rsid="0001fd24" style:font-size-asian="6pt" style:font-size-complex="6pt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0pt" fo:font-style="italic" fo:font-weight="normal" officeooo:paragraph-rsid="00044ee5" style:font-size-asian="10pt" style:font-style-asian="italic" style:font-weight-asian="normal" style:font-size-complex="10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0pt" fo:font-style="italic" fo:font-weight="normal" officeooo:rsid="00057c3e" officeooo:paragraph-rsid="000b8fdb" style:font-size-asian="8.75pt" style:font-style-asian="italic" style:font-weight-asian="normal" style:font-size-complex="10pt" style:font-style-complex="italic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0pt" fo:font-style="italic" fo:font-weight="bold" officeooo:rsid="0002d65c" officeooo:paragraph-rsid="00044ee5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Standard" style:list-style-name="L4">
      <style:paragraph-properties fo:text-align="start" style:justify-single-word="false"/>
      <style:text-properties fo:font-size="10pt" fo:font-style="italic" fo:font-weight="bold" officeooo:rsid="0002d65c" officeooo:paragraph-rsid="00044ee5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Standard" style:list-style-name="L4">
      <style:paragraph-properties fo:text-align="start" style:justify-single-word="false"/>
      <style:text-properties fo:font-size="10pt" fo:font-style="italic" fo:font-weight="bold" officeooo:rsid="0003e908" officeooo:paragraph-rsid="00044ee5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0pt" fo:font-style="italic" fo:font-weight="bold" officeooo:rsid="00057c3e" officeooo:paragraph-rsid="000b8fdb" fo:background-color="#ffff00" style:font-size-asian="8.75pt" style:font-style-asian="italic" style:font-weight-asian="bold" style:font-size-complex="10pt" style:font-style-complex="italic" style:font-weight-complex="bold"/>
    </style:style>
    <style:style style:name="P21" style:family="paragraph" style:parent-style-name="Standard" style:list-style-name="L14">
      <style:paragraph-properties fo:text-align="start" style:justify-single-word="false"/>
      <style:text-properties fo:font-size="10pt" fo:font-style="italic" fo:font-weight="bold" officeooo:rsid="000b8fdb" officeooo:paragraph-rsid="000b8fdb" style:font-size-asian="8.75pt" style:font-style-asian="italic" style:font-weight-asian="bold" style:font-size-complex="10pt" style:font-style-complex="italic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0pt" officeooo:paragraph-rsid="00044ee5" style:font-size-asian="10pt" style:font-size-complex="10pt"/>
    </style:style>
    <style:style style:name="P23" style:family="paragraph" style:parent-style-name="Standard" style:list-style-name="L4">
      <style:paragraph-properties fo:text-align="start" style:justify-single-word="false"/>
      <style:text-properties fo:font-size="10pt" officeooo:paragraph-rsid="00044ee5" style:font-size-asian="10pt" style:font-size-complex="10pt"/>
    </style:style>
    <style:style style:name="P24" style:family="paragraph" style:parent-style-name="Standard" style:list-style-name="L6">
      <style:paragraph-properties fo:text-align="start" style:justify-single-word="false"/>
      <style:text-properties fo:font-size="10pt" officeooo:paragraph-rsid="00044ee5" style:font-size-asian="10pt" style:font-size-complex="10pt"/>
    </style:style>
    <style:style style:name="P25" style:family="paragraph" style:parent-style-name="Standard" style:list-style-name="L2">
      <style:paragraph-properties fo:text-align="start" style:justify-single-word="false"/>
      <style:text-properties fo:font-size="10pt" officeooo:rsid="0001fd24" officeooo:paragraph-rsid="00044ee5" style:font-size-asian="10pt" style:font-size-complex="10pt"/>
    </style:style>
    <style:style style:name="P26" style:family="paragraph" style:parent-style-name="Standard" style:list-style-name="L5">
      <style:paragraph-properties fo:text-align="start" style:justify-single-word="false"/>
      <style:text-properties fo:font-size="10pt" officeooo:rsid="0001fd24" officeooo:paragraph-rsid="00044ee5" style:font-size-asian="10pt" style:font-size-complex="10pt"/>
    </style:style>
    <style:style style:name="P27" style:family="paragraph" style:parent-style-name="Standard">
      <style:paragraph-properties fo:text-align="start" style:justify-single-word="false"/>
      <style:text-properties fo:font-size="10pt" officeooo:rsid="0001fd24" officeooo:paragraph-rsid="000b8fdb" style:font-size-asian="10pt" style:font-size-complex="10pt"/>
    </style:style>
    <style:style style:name="P28" style:family="paragraph" style:parent-style-name="Standard" style:list-style-name="L4">
      <style:paragraph-properties fo:text-align="start" style:justify-single-word="false"/>
      <style:text-properties fo:font-size="10pt" officeooo:rsid="0002d65c" officeooo:paragraph-rsid="00044ee5" style:font-size-asian="10pt" style:font-size-complex="10pt"/>
    </style:style>
    <style:style style:name="P29" style:family="paragraph" style:parent-style-name="Standard" style:list-style-name="L4">
      <style:paragraph-properties fo:text-align="start" style:justify-single-word="false"/>
      <style:text-properties fo:font-size="10pt" officeooo:rsid="0002d65c" officeooo:paragraph-rsid="00044ee5" fo:background-color="#eeeeee" style:font-size-asian="10pt" style:font-size-complex="10pt"/>
    </style:style>
    <style:style style:name="P30" style:family="paragraph" style:parent-style-name="Standard" style:list-style-name="L6">
      <style:paragraph-properties fo:text-align="start" style:justify-single-word="false"/>
      <style:text-properties fo:font-size="10pt" officeooo:rsid="0002d65c" officeooo:paragraph-rsid="00044ee5" fo:background-color="#eeeeee" style:font-size-asian="10pt" style:font-size-complex="10pt"/>
    </style:style>
    <style:style style:name="P31" style:family="paragraph" style:parent-style-name="Standard" style:list-style-name="L6">
      <style:paragraph-properties fo:text-align="start" style:justify-single-word="false"/>
      <style:text-properties fo:font-size="10pt" fo:font-style="normal" fo:font-weight="normal" officeooo:rsid="0003e908" officeooo:paragraph-rsid="00044ee5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 style:list-style-name="L7">
      <style:paragraph-properties fo:text-align="start" style:justify-single-word="false"/>
      <style:text-properties fo:font-size="10pt" fo:font-weight="normal" officeooo:rsid="0006446a" officeooo:paragraph-rsid="000b8fdb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0pt" fo:font-weight="normal" officeooo:rsid="00057c3e" officeooo:paragraph-rsid="000b8fdb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0pt" fo:font-weight="normal" officeooo:rsid="0009f24f" officeooo:paragraph-rsid="0009f24f" style:font-size-asian="8.75pt" style:font-weight-asian="normal" style:font-size-complex="10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0pt" fo:font-weight="normal" officeooo:rsid="000b5f21" officeooo:paragraph-rsid="000b5f21" style:font-size-asian="8.75pt" style:font-weight-asian="normal" style:font-size-complex="10pt" style:font-weight-complex="normal"/>
    </style:style>
    <style:style style:name="P36" style:family="paragraph" style:parent-style-name="Standard" style:list-style-name="L13">
      <style:paragraph-properties fo:text-align="start" style:justify-single-word="false"/>
      <style:text-properties fo:font-size="10pt" fo:font-weight="normal" officeooo:rsid="000b5f21" officeooo:paragraph-rsid="000b8fdb" style:font-size-asian="8.75pt" style:font-weight-asian="normal" style:font-size-complex="10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0pt" fo:font-weight="normal" officeooo:rsid="00057c3e" officeooo:paragraph-rsid="000b8fdb" style:font-size-asian="8.75pt" style:font-weight-asian="normal" style:font-size-complex="10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0pt" fo:font-weight="normal" officeooo:rsid="000b8fdb" officeooo:paragraph-rsid="000b8fdb" style:font-size-asian="8.75pt" style:font-weight-asian="normal" style:font-size-complex="10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0pt" fo:font-weight="bold" officeooo:rsid="00057c3e" officeooo:paragraph-rsid="000b8fdb" style:font-size-asian="10pt" style:font-weight-asian="bold" style:font-size-complex="10pt" style:font-weight-complex="bold"/>
    </style:style>
    <style:style style:name="P40" style:family="paragraph" style:parent-style-name="Standard" style:list-style-name="L14">
      <style:paragraph-properties fo:text-align="start" style:justify-single-word="false"/>
      <style:text-properties fo:font-size="10pt" fo:font-weight="bold" officeooo:rsid="000b8fdb" officeooo:paragraph-rsid="000b8fdb" style:font-size-asian="8.75pt" style:font-weight-asian="bold" style:font-size-complex="10pt" style:font-weight-complex="bold"/>
    </style:style>
    <style:style style:name="P41" style:family="paragraph" style:parent-style-name="Standard" style:list-style-name="L12">
      <style:paragraph-properties fo:text-align="start" style:justify-single-word="false"/>
      <style:text-properties officeooo:paragraph-rsid="000b8fdb"/>
    </style:style>
    <style:style style:name="P42" style:family="paragraph" style:parent-style-name="Standard" style:list-style-name="L13">
      <style:paragraph-properties fo:text-align="start" style:justify-single-word="false"/>
      <style:text-properties officeooo:paragraph-rsid="000b8fdb"/>
    </style:style>
    <style:style style:name="P43" style:family="paragraph" style:parent-style-name="Standard" style:list-style-name="L6">
      <style:paragraph-properties fo:text-align="start" style:justify-single-word="false"/>
      <style:text-properties officeooo:paragraph-rsid="00044ee5"/>
    </style:style>
    <style:style style:name="P44" style:family="paragraph" style:parent-style-name="Standard" style:list-style-name="L7">
      <style:paragraph-properties fo:text-align="start" style:justify-single-word="false"/>
      <style:text-properties officeooo:rsid="0006446a" officeooo:paragraph-rsid="000b8fdb"/>
    </style:style>
    <style:style style:name="P45" style:family="paragraph" style:parent-style-name="Standard" style:list-style-name="L11">
      <style:paragraph-properties fo:text-align="start" style:justify-single-word="false"/>
      <style:text-properties fo:font-style="normal" officeooo:paragraph-rsid="000b8fdb" style:font-style-asian="normal" style:font-style-complex="normal"/>
    </style:style>
    <style:style style:name="P46" style:family="paragraph" style:parent-style-name="Standard" style:list-style-name="L12">
      <style:paragraph-properties fo:text-align="start" style:justify-single-word="false"/>
      <style:text-properties fo:font-style="normal" officeooo:rsid="0007ee07" officeooo:paragraph-rsid="000b8fdb" style:font-style-asian="normal" style:font-style-complex="normal"/>
    </style:style>
    <style:style style:name="P47" style:family="paragraph" style:parent-style-name="Standard">
      <style:paragraph-properties fo:text-align="start" style:justify-single-word="false"/>
      <style:text-properties fo:font-style="normal" officeooo:rsid="0007ee07" officeooo:paragraph-rsid="000b8fdb" style:font-style-asian="normal" style:font-style-complex="normal"/>
    </style:style>
    <style:style style:name="P48" style:family="paragraph" style:parent-style-name="Standard" style:list-style-name="L15">
      <style:paragraph-properties fo:text-align="start" style:justify-single-word="false"/>
      <style:text-properties fo:font-style="italic" fo:font-weight="bold" officeooo:paragraph-rsid="000b8fdb" style:font-style-asian="italic" style:font-weight-asian="bold" style:font-style-complex="italic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tyle="italic" fo:font-weight="normal" officeooo:paragraph-rsid="000b8fdb" style:font-style-asian="italic" style:font-weight-asian="normal" style:font-style-complex="italic" style:font-weight-complex="normal"/>
    </style:style>
    <style:style style:name="P50" style:family="paragraph" style:parent-style-name="Standard">
      <style:paragraph-properties fo:text-align="center" style:justify-single-word="false"/>
      <style:text-properties fo:font-weight="bold" officeooo:paragraph-rsid="000b8fdb" style:font-weight-asian="bold" style:font-weight-complex="bold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font-weight="normal" officeooo:rsid="0006446a" officeooo:paragraph-rsid="000b8fdb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font-weight="normal" officeooo:rsid="00057c3e" officeooo:paragraph-rsid="000b8fdb" style:font-size-asian="8.75pt" style:font-weight-asian="normal" style:font-size-complex="10pt" style:font-weight-complex="normal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b8fdb"/>
    </style:style>
    <style:style style:name="P54" style:family="paragraph" style:parent-style-name="Standard">
      <style:paragraph-properties fo:text-align="center" style:justify-single-word="false" fo:break-before="page"/>
      <style:text-properties officeooo:paragraph-rsid="0007ee07"/>
    </style:style>
    <style:style style:name="P5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0pt" fo:font-style="italic" fo:font-weight="bold" officeooo:rsid="00057c3e" officeooo:paragraph-rsid="000b8fdb" fo:background-color="#ffff00" style:font-size-asian="8.75pt" style:font-style-asian="italic" style:font-weight-asian="bold" style:font-size-complex="10pt" style:font-style-complex="italic" style:font-weight-complex="bold"/>
    </style:style>
    <style:style style:name="T1" style:family="text">
      <style:text-properties officeooo:rsid="0001fd24"/>
    </style:style>
    <style:style style:name="T2" style:family="text">
      <style:text-properties officeooo:rsid="0002d65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02d65c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03e908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044ee5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01fd24" style:font-style-asian="italic" style:font-weight-asian="bold" style:font-style-complex="italic" style:font-weight-complex="bold"/>
    </style:style>
    <style:style style:name="T8" style:family="text">
      <style:text-properties fo:font-style="italic" fo:font-weight="normal" officeooo:rsid="0001fd24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02d65c" fo:background-color="#eeeeee" loext:char-shading-value="0" style:font-style-asian="italic" style:font-weight-asian="normal" style:font-style-complex="italic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1fd24" style:font-weight-asian="bold" style:font-weight-complex="bold"/>
    </style:style>
    <style:style style:name="T13" style:family="text">
      <style:text-properties fo:font-weight="bold" officeooo:rsid="0001fd24" fo:background-color="#ffff00" loext:char-shading-value="0" style:font-weight-asian="bold" style:font-weight-complex="bold"/>
    </style:style>
    <style:style style:name="T14" style:family="text">
      <style:text-properties fo:font-weight="bold" officeooo:rsid="00044ee5" fo:background-color="#ffff00" loext:char-shading-value="0" style:font-weight-asian="bold" style:font-weight-complex="bold"/>
    </style:style>
    <style:style style:name="T15" style:family="text">
      <style:text-properties fo:font-weight="bold" officeooo:rsid="0001fd24" style:font-size-asian="10pt" style:font-weight-asian="bold" style:font-weight-complex="bold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03e908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044ee5" style:font-style-asian="normal" style:font-weight-asian="normal" style:font-style-complex="normal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officeooo:rsid="0003e908"/>
    </style:style>
    <style:style style:name="T21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2" style:family="text">
      <style:text-properties fo:font-size="10pt" fo:font-style="italic" fo:font-weight="bold" officeooo:rsid="0006446a" style:font-size-asian="10pt" style:font-style-asian="italic" style:font-weight-asian="bold" style:font-size-complex="10pt" style:font-style-complex="italic" style:font-weight-complex="bold"/>
    </style:style>
    <style:style style:name="T23" style:family="text">
      <style:text-properties fo:font-size="10pt" fo:font-style="italic" fo:font-weight="bold" officeooo:rsid="0002d65c" style:font-size-asian="10pt" style:font-style-asian="italic" style:font-weight-asian="bold" style:font-size-complex="10pt" style:font-style-complex="italic" style:font-weight-complex="bold"/>
    </style:style>
    <style:style style:name="T24" style:family="text">
      <style:text-properties fo:font-size="10pt" fo:font-style="italic" fo:font-weight="bold" officeooo:rsid="0003e908" style:font-size-asian="10pt" style:font-style-asian="italic" style:font-weight-asian="bold" style:font-size-complex="10pt" style:font-style-complex="italic" style:font-weight-complex="bold"/>
    </style:style>
    <style:style style:name="T25" style:family="text">
      <style:text-properties fo:font-size="10pt" officeooo:rsid="0001fd24" style:font-size-asian="10pt" style:font-size-complex="10pt"/>
    </style:style>
    <style:style style:name="T26" style:family="text">
      <style:text-properties fo:font-size="10pt" fo:font-style="normal" fo:font-weight="normal" officeooo:rsid="0007ee07" style:font-size-asian="8.75pt" style:font-style-asian="normal" style:font-weight-asian="normal" style:font-size-complex="10pt" style:font-style-complex="normal" style:font-weight-complex="normal"/>
    </style:style>
    <style:style style:name="T27" style:family="text">
      <style:text-properties fo:font-size="10pt" fo:font-style="normal" fo:font-weight="normal" officeooo:rsid="000b8fdb" style:font-size-asian="8.75pt" style:font-style-asian="normal" style:font-weight-asian="normal" style:font-size-complex="10pt" style:font-style-complex="normal" style:font-weight-complex="normal"/>
    </style:style>
    <style:style style:name="T28" style:family="text">
      <style:text-properties fo:font-size="10pt" fo:font-style="normal" fo:font-weight="normal" officeooo:rsid="0003e908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fo:font-size="10pt" fo:font-style="normal" fo:font-weight="normal" officeooo:rsid="00044ee5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fo:font-size="10pt" fo:font-style="normal" fo:font-weight="bold" officeooo:rsid="0007ee07" style:font-size-asian="8.75pt" style:font-style-asian="normal" style:font-weight-asian="bold" style:font-size-complex="10pt" style:font-style-complex="normal" style:font-weight-complex="bold"/>
    </style:style>
    <style:style style:name="T31" style:family="text">
      <style:text-properties fo:font-size="10pt" fo:font-style="normal" officeooo:rsid="000b8fdb" style:font-size-asian="8.75pt" style:font-style-asian="normal" style:font-size-complex="10pt" style:font-style-complex="normal"/>
    </style:style>
    <style:style style:name="T32" style:family="text">
      <style:text-properties fo:font-size="10pt" fo:font-weight="normal" style:font-size-asian="8.75pt" style:font-weight-asian="normal" style:font-size-complex="10pt" style:font-weight-complex="normal"/>
    </style:style>
    <style:style style:name="T33" style:family="text">
      <style:text-properties fo:font-size="10pt" fo:font-weight="normal" officeooo:rsid="00057c3e" style:font-size-asian="8.75pt" style:font-weight-asian="normal" style:font-size-complex="10pt" style:font-weight-complex="normal"/>
    </style:style>
    <style:style style:name="T34" style:family="text">
      <style:text-properties fo:font-size="10pt" fo:font-weight="normal" officeooo:rsid="0007ee07" style:font-size-asian="8.75pt" style:font-weight-asian="normal" style:font-size-complex="10pt" style:font-weight-complex="normal"/>
    </style:style>
    <style:style style:name="T35" style:family="text">
      <style:text-properties fo:font-size="10pt" fo:font-weight="normal" officeooo:rsid="0009f24f" style:font-size-asian="8.75pt" style:font-weight-asian="normal" style:font-size-complex="10pt" style:font-weight-complex="normal"/>
    </style:style>
    <style:style style:name="T36" style:family="text">
      <style:text-properties fo:font-size="10pt" fo:font-weight="normal" officeooo:rsid="000b5f21" style:font-size-asian="8.75pt" style:font-weight-asian="normal" style:font-size-complex="10pt" style:font-weight-complex="normal"/>
    </style:style>
    <style:style style:name="T37" style:family="text">
      <style:text-properties fo:font-size="10pt" fo:font-weight="normal" officeooo:rsid="000b8fdb" style:font-size-asian="8.75pt" style:font-weight-asian="normal" style:font-size-complex="10pt" style:font-weight-complex="normal"/>
    </style:style>
    <style:style style:name="T38" style:family="text">
      <style:text-properties fo:font-size="10pt" fo:font-weight="normal" style:font-size-asian="10pt" style:font-weight-asian="normal" style:font-size-complex="10pt" style:font-weight-complex="normal"/>
    </style:style>
    <style:style style:name="T39" style:family="text">
      <style:text-properties fo:font-size="10pt" fo:font-weight="normal" officeooo:rsid="0006446a" style:font-size-asian="10pt" style:font-weight-asian="normal" style:font-size-complex="10pt" style:font-weight-complex="normal"/>
    </style:style>
    <style:style style:name="T40" style:family="text">
      <style:text-properties fo:font-size="10pt" fo:font-weight="bold" style:font-size-asian="8.75pt" style:font-weight-asian="bold" style:font-size-complex="10pt" style:font-weight-complex="bold"/>
    </style:style>
    <style:style style:name="T41" style:family="text">
      <style:text-properties fo:font-size="10pt" fo:font-weight="bold" officeooo:rsid="00057c3e" style:font-size-asian="8.75pt" style:font-weight-asian="bold" style:font-size-complex="10pt" style:font-weight-complex="bold"/>
    </style:style>
    <style:style style:name="T42" style:family="text">
      <style:text-properties fo:font-size="10pt" fo:font-weight="bold" officeooo:rsid="0001fd24" style:font-size-asian="10pt" style:font-weight-asian="bold" style:font-size-complex="10pt" style:font-weight-complex="bold"/>
    </style:style>
    <style:style style:name="T43" style:family="text">
      <style:text-properties fo:font-size="10pt" officeooo:rsid="000b8fdb" style:font-size-asian="8.75pt" style:font-size-complex="10pt"/>
    </style:style>
    <style:style style:name="T44" style:family="text">
      <style:text-properties officeooo:rsid="00057c3e"/>
    </style:style>
    <style:style style:name="T45" style:family="text">
      <style:text-properties officeooo:rsid="0006446a"/>
    </style:style>
    <style:style style:name="T46" style:family="text">
      <style:text-properties officeooo:rsid="00086a20"/>
    </style:style>
    <style:style style:name="T47" style:family="text">
      <style:text-properties officeooo:rsid="0009f24f"/>
    </style:style>
    <style:style style:name="T48" style:family="text">
      <style:text-properties officeooo:rsid="000b5f21"/>
    </style:style>
    <style:style style:name="T49" style:family="text">
      <style:text-properties fo:font-size="12pt" fo:font-weight="bold" officeooo:rsid="00057c3e" fo:background-color="#d4ea6b" loext:char-shading-value="0" style:font-size-asian="12pt" style:font-weight-asian="bold" style:font-size-complex="12pt" style:font-weight-complex="bold"/>
    </style:style>
    <style:style style:name="T50" style:family="text">
      <style:text-properties fo:font-size="12pt" fo:font-weight="bold" officeooo:rsid="0007ee07" fo:background-color="#d4ea6b" loext:char-shading-value="0" style:font-size-asian="12pt" style:font-weight-asian="bold" style:font-size-complex="12pt" style:font-weight-complex="bold"/>
    </style:style>
    <style:style style:name="T51" style:family="text">
      <style:text-properties fo:font-size="12pt" officeooo:rsid="00057c3e" fo:background-color="#d4ea6b" loext:char-shading-value="0" style:font-size-asian="12pt" style:font-size-complex="12pt"/>
    </style:style>
    <style:style style:name="T52" style:family="text">
      <style:text-properties fo:font-size="12pt" officeooo:rsid="00086a20" fo:background-color="#d4ea6b" loext:char-shading-value="0" style:font-size-asian="12pt" style:font-size-complex="12pt"/>
    </style:style>
    <style:style style:name="T53" style:family="text">
      <style:text-properties officeooo:rsid="0001fd24" style:font-size-asian="10pt"/>
    </style:style>
    <style:style style:name="T54" style:family="text">
      <style:text-properties fo:color="#ff0000" fo:font-style="italic" fo:font-weight="bold"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PROGRAMACION DE SERVICIOS Y PROCESOS</text:p>
      <text:p text:style-name="P14">FRAN ORLANDO</text:p>
      <text:p text:style-name="P14">149FDAM</text:p>
      <text:p text:style-name="P14">2021</text:p>
      <text:p text:style-name="P3">DOCUMENTACION APLICACION “TRIVIAL”<text:line-break/>MODO CLIENTE SERVIDOR</text:p>
      <text:p text:style-name="P1"/>
      <text:p text:style-name="P4">Proyecto desarrollado con IDE Intellij IDEA con <text:span text:style-name="T11">OpenJDK17</text:span></text:p>
      <text:p text:style-name="P4">Se ha utilizado el gestor de <text:span text:style-name="T11">dependencias Maven</text:span>. Consulta archivo pom.xmal del proyecto para visualizar las versiones concretas de las dependencias.</text:p>
      <text:p text:style-name="P4"/>
      <text:p text:style-name="P6">Identificaciones de dependencias generales:</text:p>
      <text:p text:style-name="P4"><text:span text:style-name="T11">Apache POI</text:span>→Para la carga de preguntas, respuestas, categoría..etc desde un fichero excel (xlsx)</text:p>
      <text:p text:style-name="P4"><text:span text:style-name="T11">Apache Logging log4j</text:span> → Para logeo de la aplicación</text:p>
      <text:p text:style-name="P4"/>
      <text:p text:style-name="P11"><text:span text:style-name="T20">CLASES Y <text:s/></text:span>ESTRUCTURA DEL PROYECTO</text:p>
      <text:p text:style-name="P4">Dentro del proyecto se definen dos módulos independientes. Cliente y Servidor.</text:p>
      <text:p text:style-name="P5"/>
      <text:p text:style-name="P13">Modulo Servidor.</text:p>
      <text:list xml:id="list1145696719" text:style-name="L1">
        <text:list-item>
          <text:p text:style-name="P15"><text:span text:style-name="T12">Clase ServerMain</text:span><text:span text:style-name="T1">:</text:span></text:p>
        </text:list-item>
      </text:list>
      <text:list xml:id="list2708163536" text:style-name="L2">
        <text:list-item>
          <text:list>
            <text:list-item>
              <text:p text:style-name="P25">Clase de ejecución para el arranque del servidor y recepción de Jugadores.</text:p>
            </text:list-item>
            <text:list-item>
              <text:p text:style-name="P25">Punto central para especificar el origen de datos de la aplicación</text:p>
            </text:list-item>
          </text:list>
        </text:list-item>
      </text:list>
      <text:list xml:id="list194555060040415" text:continue-list="list1145696719" text:style-name="L1">
        <text:list-item>
          <text:p text:style-name="P22"><text:span text:style-name="T9">Package Game:</text:span><text:span text:style-name="T4"><text:line-break/></text:span><text:span text:style-name="T2">Paquete que contiene toda la lógica y datos del Juego</text:span></text:p>
        </text:list-item>
      </text:list>
      <text:list xml:id="list4205902957" text:style-name="L3">
        <text:list-item>
          <text:list>
            <text:list-item>
              <text:p text:style-name="P17">Cla<text:span text:style-name="T44">s</text:span>e GameThread</text:p>
            </text:list-item>
          </text:list>
        </text:list-item>
      </text:list>
      <text:list xml:id="list4243680885" text:style-name="L4">
        <text:list-item>
          <text:list>
            <text:list-item>
              <text:p text:style-name="P29">Package Game.Controller</text:p>
              <text:list>
                <text:list-item>
                  <text:p text:style-name="P28"><text:span text:style-name="T3">Clase LogController </text:span><text:s/>→Controlador<text:span text:style-name="T20"> de logs de la aplicación (**!)</text:span></text:p>
                </text:list-item>
                <text:list-item>
                  <text:p text:style-name="P23"><text:span text:style-name="T4">Clase QuizController</text:span><text:span text:style-name="T2">→ Controlador para la gestion de consultas al repositorio de preguntas y respuestas</text:span></text:p>
                </text:list-item>
                <text:list-item>
                  <text:p text:style-name="P23"><text:span text:style-name="T4">Clase QuizLoader →</text:span><text:span text:style-name="T5"> </text:span><text:span text:style-name="T17">Controlador para la lectura de datos del fichero excel, genera</text:span><text:span text:style-name="T18">c</text:span><text:span text:style-name="T17">ión de los objetos correspondientes y guardado en el repositorio en memoría QuizDataRepo.</text:span></text:p>
                </text:list-item>
              </text:list>
            </text:list-item>
            <text:list-item>
              <text:p text:style-name="P29">Package Game.DataRepo</text:p>
              <text:list>
                <text:list-item>
                  <text:p text:style-name="P18">Clase QuizDataRepo→<text:span text:style-name="T20"> </text:span><text:span text:style-name="T17">Estructura lógica de almacenamiento y organización de los objetos creados con información a través del QuizLoader</text:span></text:p>
                </text:list-item>
                <text:list-item>
                  <text:p text:style-name="P18">Fichero Excel QuizData.xlsx →<text:span text:style-name="T17">Origen de datos . Preguntas, respuestas, niveles y categorías se almacenan dentro de diferentes hojas del fichero excel (formato xlsx)</text:span></text:p>
                </text:list-item>
              </text:list>
            </text:list-item>
            <text:list-item>
              <text:p text:style-name="P29">Package Game.Model</text:p>
              <text:list>
                <text:list-item>
                  <text:p text:style-name="P18">Clase Jugador →<text:span text:style-name="T20"> </text:span><text:span text:style-name="T17">Clase de almacenamiento de los datos del jugador. El propio jugador contiene integrada en la clase los patrones regex para la validación de sus campos.</text:span></text:p>
                </text:list-item>
                <text:list-item>
                  <text:p text:style-name="P18">Clase Partida<text:span text:style-name="T16"> →</text:span><text:span text:style-name="T17"> Clase para gestión , control y almacenamiento de una sesión de juego. Contiene preguntas marcadores, info del jugador...etc</text:span></text:p>
                </text:list-item>
                <text:list-item>
                  <text:p text:style-name="P19">Clase Preguntas → <text:span text:style-name="T16">Clase lógica de almacenamiento de las preguntas del juego. Contiene integrado en ella las opciones, respuesta valida e ineligencia de gestión propia</text:span></text:p>
                </text:list-item>
                <text:list-item>
                  <text:p text:style-name="P19">Clase Respuesta → <text:span text:style-name="T16">Clase lógica de almacenamiento de las respuestas a las preguntas. Principalemente se utiliza de forma secundaría a través de la clase pregunta.</text:span></text:p>
                </text:list-item>
              </text:list>
            </text:list-item>
          </text:list>
        </text:list-item>
      </text:list>
      <text:p text:style-name="P5"><text:line-break/></text:p>
      <text:p text:style-name="P12"><text:span text:style-name="T13">Modulo C</text:span><text:span text:style-name="T14">liente</text:span><text:span text:style-name="T13">.</text:span></text:p>
      <text:list xml:id="list194556502308266" text:continue-list="list194555060040415" text:style-name="L1">
        <text:list-item text:start-value="1">
          <text:p text:style-name="P22"><text:span text:style-name="T7">Clase C</text:span><text:span text:style-name="T6">lienteMain</text:span><text:span text:style-name="T8">:</text:span></text:p>
        </text:list-item>
      </text:list>
      <text:list xml:id="list3384424022" text:style-name="L5">
        <text:list-item>
          <text:list>
            <text:list-item>
              <text:p text:style-name="P26">Clase de ejecución para el arranque del cliente y registro de Jugadores.</text:p>
            </text:list-item>
          </text:list>
        </text:list-item>
      </text:list>
      <text:list xml:id="list194555383720253" text:continue-list="list194556502308266" text:style-name="L1">
        <text:list-item>
          <text:p text:style-name="P22"><text:span text:style-name="T9">Package Game:</text:span><text:span text:style-name="T4"><text:line-break/></text:span><text:span text:style-name="T2">Paquete que contiene toda la lógica y datos del Cliente</text:span></text:p>
        </text:list-item>
      </text:list>
      <text:list xml:id="list2670806066" text:style-name="L6">
        <text:list-item>
          <text:list>
            <text:list-item>
              <text:p text:style-name="P30">Package Game.Controller</text:p>
              <text:list>
                <text:list-item>
                  <text:p text:style-name="P24"><text:span text:style-name="T4">Clase C</text:span><text:span text:style-name="T6">lienteController</text:span><text:span text:style-name="T4"> </text:span><text:span text:style-name="T2"><text:s/>→Controlador repositorio de procedimientos concretos de captura y/o control de datos</text:span><text:span text:style-name="T17">.</text:span></text:p>
                  <text:p text:style-name="P31"/>
                </text:list-item>
              </text:list>
            </text:list-item>
            <text:list-item>
              <text:p text:style-name="P30">Package Game.Model</text:p>
              <text:list>
                <text:list-item>
                  <text:p text:style-name="P43"><text:span text:style-name="T23">Clase Jugador →</text:span><text:span text:style-name="T24"> </text:span><text:span text:style-name="T28">Clase de almacenamiento de los datos del jugador </text:span><text:span text:style-name="T29">que se registra en el inicio del Juego. La clase debe corresponder en ruta y version(UID) con la almacenada en el servidor.</text:span><text:span text:style-name="T28"> <text:line-break/></text:span><text:span text:style-name="T29">Las características son iguales a la clase Jugador descrita en el Modulo Servidor.</text:span></text:p>
                </text:list-item>
              </text:list>
            </text:list-item>
          </text:list>
        </text:list-item>
      </text:list>
      <text:p text:style-name="P54"><text:span text:style-name="T49">F</text:span><text:span text:style-name="T50">UNCIONAMIENTO GENERAL, COSAS QUE HACE Y COSAS QUE NO</text:span></text:p>
      <text:p text:style-name="P10"/>
      <text:p text:style-name="P7">El servidor (arrancado) soporta <text:span text:style-name="T47">múltiples</text:span> conexiones concurrentes de <text:span text:style-name="T47">diferentes</text:span> jugadores <text:span text:style-name="T47">y el funcionamiento en diferentes equipos simplemente realizando dos modificaciones.</text:span></text:p>
      <text:p text:style-name="P8"/>
      <text:p text:style-name="P8">Las comunicaciones entre cliente-servidor comienzan utilizando encriptación asimétrica, posteriormente pasamos a cifrado simétrico para solventar las restricciones de tamaño en el envío de objetos.</text:p>
      <text:p text:style-name="P2"><text:span text:style-name="T35">Se utiliza la firma digital (a modo testimonial) para el envío de un mensaje con instrucciones </text:span><text:span text:style-name="T36">y se v</text:span><text:span text:style-name="T35">erifica la validez o no de la firma m</text:span><text:span text:style-name="T36">ostrando</text:span><text:span text:style-name="T35"> mensaje en pantalla.</text:span></text:p>
      <text:p text:style-name="P8"/>
      <text:p text:style-name="P8">La lectura de datos de la aplicación esta valida mediante patrones REGEX y no se permite la introducción de ningún valor <text:span text:style-name="T48">erróneo</text:span> <text:span text:style-name="T48">o incoherente.</text:span></text:p>
      <text:p text:style-name="P8"/>
      <text:p text:style-name="P9">Tanto el cliente como el servidor comunican y consultan sus estados recíprocamente en cada paso de la aplicación para permitir al clientee salir del juego en todo momento (Escribiendo *fin*) o al servidor informar de que el juego ha finalizado.</text:p>
      <text:p text:style-name="P9">En ambos casos la aplicación terminará de manera correcta y ordenada.</text:p>
      <text:p text:style-name="P9"/>
      <text:p text:style-name="P38">Lista pendientes a solucionar y ** <text:span text:style-name="T54">//TODO</text:span>**</text:p>
      <text:p text:style-name="P9">NO LOGEAMOS (Problema de dependencias non resuelto)</text:p>
      <text:p text:style-name="P38">NO hay una eleccion de niveles ni categorias. Se realiza manualmente.</text:p>
      <text:list xml:id="list873797428" text:style-name="L14">
        <text:list-item>
          <text:p text:style-name="P21">De cara a la prueba de la aplicación se puede camiar los parametros a nivel 1 y categoría 0 (57 preguntas)</text:p>
        </text:list-item>
        <text:list-item>
          <text:p text:style-name="P40">Lineas 99 y 100 de la clase GameThread</text:p>
        </text:list-item>
      </text:list>
      <text:p text:style-name="P38">NO se cambia el orden de las respuestas en cada pregunta. (la primera opción casi siempre es la acertada)</text:p>
      <text:p text:style-name="P38">No se han verificado ni adaptado las preguntas que han sido recogidas y adaptadas de otro proyecto de Github</text:p>
      <text:list xml:id="list3916489220" text:style-name="L15">
        <text:list-item>
          <text:p text:style-name="P48"><text:a xlink:type="simple" xlink:href="https://github.com/misabnll/Trivia-mec/blob/master/todocont_triviamec.sql" text:style-name="Internet_20_link" text:visited-style-name="Visited_20_Internet_20_Link"><text:span text:style-name="T43">https://github.com/misabnll/Trivia-mec/blob/master/todocont_triviamec.sql</text:span></text:a></text:p>
        </text:list-item>
      </text:list>
      <text:p text:style-name="P49"><text:span text:style-name="T31"/></text:p>
      <text:p text:style-name="P49"><text:span text:style-name="T31"/></text:p>
      <text:p text:style-name="P50"><text:span text:style-name="T51">MANUAL OPERACIÓN Y </text:span><text:span text:style-name="T52">ORDEN DE </text:span><text:span text:style-name="T51">ARRANQUE</text:span></text:p>
      <text:p text:style-name="P39"/>
      <text:p text:style-name="P51">Proyecto almacenado en repositorio github</text:p>
      <text:list xml:id="list3202100958" text:style-name="L7">
        <text:list-item>
          <text:p text:style-name="P32">Nombre Repo: Makorli/Proyecto_PSP_JuegoPreguntas</text:p>
        </text:list-item>
        <text:list-item>
          <text:p text:style-name="P44"><text:span text:style-name="T38">URL: </text:span><text:span text:style-name="T21">https://github.com/Makorli/Proyecto_PSP_JuegoPreguntas.git</text:span></text:p>
        </text:list-item>
      </text:list>
      <text:p text:style-name="P51"/>
      <text:p text:style-name="P51">Descargar / clonar …. <text:s/>obtener proyecto del repositorio y abrir con el IDE.</text:p>
      <text:p text:style-name="P51">Aceptar la descarga de dependencias y marcar el proyecto como confiable.</text:p>
      <text:p text:style-name="P53"><text:span text:style-name="T39">Verificar la versión SDK del proyecto en el IDE → </text:span><text:span text:style-name="T22">Version 17 openJdk</text:span></text:p>
      <text:p text:style-name="P33"/>
      <text:p text:style-name="P20">ARRANQUE APLICACION SERVIDOR:</text:p>
      <text:p text:style-name="P20"/>
      <text:p text:style-name="P52"><text:tab/>Ejecutar la clase ServerMain. Dentro de la clase se puede cambiar el puerto del servidor y el origen de datos del fichero excel con el contenido de los datos.</text:p>
      <text:p text:style-name="P52"/>
      <text:p text:style-name="P53"><text:span text:style-name="T33">Las modificaciones </text:span><text:span text:style-name="T34">posibles </text:span><text:span text:style-name="T33">se hacen a través de las variables:</text:span></text:p>
      <text:list xml:id="list2974517889" text:style-name="L11">
        <text:list-item>
          <text:p text:style-name="P45"><text:span text:style-name="T33">public final static String </text:span><text:span text:style-name="T41">ficheroDatosQuiz= "Servidor/src/Game/DataRepo/QuizData.xlsx</text:span><text:span text:style-name="T33">";</text:span></text:p>
        </text:list-item>
        <text:list-item>
          <text:p text:style-name="P45"><text:span text:style-name="T33">public final static int </text:span><text:span text:style-name="T41">PORT=5000</text:span><text:span text:style-name="T33">;</text:span></text:p>
        </text:list-item>
      </text:list>
      <text:p text:style-name="P16"/>
      <text:p text:style-name="P47"><text:span text:style-name="T33">S</text:span><text:span text:style-name="T32">i se desea cambiar el tipo de encriptación utilizada por el cliente se debe acudir a la clase GameThread modificando las variables.</text:span></text:p>
      <text:list xml:id="list3590721792" text:style-name="L12">
        <text:list-item>
          <text:p text:style-name="P46"><text:span text:style-name="T32">final static String </text:span><text:span text:style-name="T40">ASIMCYPHERTYPE = "RSA"</text:span><text:span text:style-name="T32">;</text:span></text:p>
        </text:list-item>
        <text:list-item>
          <text:p text:style-name="P46"><text:span text:style-name="T32">final static String </text:span><text:span text:style-name="T40">SIMCYPHERTYPE = "DES"</text:span><text:span text:style-name="T32">;</text:span></text:p>
        </text:list-item>
        <text:list-item>
          <text:p text:style-name="P41"><text:span text:style-name="T26">final static String </text:span><text:span text:style-name="T30">SIGNATURETYPE = "SHA1WITHRSA"</text:span><text:span text:style-name="T26">;</text:span></text:p>
        </text:list-item>
      </text:list>
      <text:p text:style-name="P37"/>
      <text:p text:style-name="P20">ARRANQUE APL<text:span text:style-name="T45">I</text:span>CACIÓN CLIENTE:</text:p>
      <text:p text:style-name="P55"/>
      <text:p text:style-name="P27"><text:tab/><text:span text:style-name="T45">Ejecutar la clase ClienteMain. Las modificaciones posibles tanto de comunicación con el tipo de cifrado utilizado se hacen a través de las siguientes variables declaradas al inicio de la clase.</text:span></text:p>
      <text:list xml:id="list3932455420" text:style-name="L13">
        <text:list-item>
          <text:p text:style-name="P42"><text:span text:style-name="T25">private final static String </text:span><text:span text:style-name="T42">myServer = "127.0.0.1"</text:span><text:span text:style-name="T25">;</text:span></text:p>
        </text:list-item>
        <text:list-item>
          <text:p text:style-name="P42"><text:span text:style-name="T25">private final static int </text:span><text:span text:style-name="T42">PORT = 5000</text:span><text:span text:style-name="T25">;</text:span></text:p>
        </text:list-item>
        <text:list-item>
          <text:p text:style-name="P42"><text:span text:style-name="T25">private final static String </text:span><text:span text:style-name="T42">ASIMCYPHERTYPE = "RSA"</text:span><text:span text:style-name="T25">;</text:span></text:p>
        </text:list-item>
        <text:list-item>
          <text:p text:style-name="P42"><text:span text:style-name="T25">private final static String </text:span><text:span text:style-name="T42">SIMCYPHERTYPE = "DES"</text:span><text:span text:style-name="T25">;</text:span></text:p>
        </text:list-item>
        <text:list-item>
          <text:p text:style-name="P36"><text:span text:style-name="T53">private final static String </text:span><text:span text:style-name="T15">SIGNATURETYPE = "SHA1WITHRSA"</text:span><text:span text:style-name="T53">;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JetBrains Mono" svg:font-family="'JetBrains Mono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12-07T17:40:21.241397444</meta:creation-date>
    <dc:date>2021-12-07T19:45:54.220748717</dc:date>
    <meta:editing-duration>PT18M20S</meta:editing-duration>
    <meta:editing-cycles>2</meta:editing-cycles>
    <meta:generator>LibreOffice/6.3.1.2$MacOSX_X86_64 LibreOffice_project/b79626edf0065ac373bd1df5c28bd630b4424273</meta:generator>
    <meta:document-statistic meta:table-count="0" meta:image-count="0" meta:object-count="0" meta:page-count="2" meta:paragraph-count="78" meta:word-count="917" meta:character-count="5998" meta:non-whitespace-character-count="5189"/>
  </office:meta>
</office:document-meta>
</file>